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.82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64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28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.10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643cm" fo:min-width="4.286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08cm" svg:stroke-color="#808080" draw:stroke-linejoin="round" svg:stroke-linecap="square" draw:fill="none" fo:padding-top="0.004cm" fo:padding-bottom="0.004cm" fo:padding-left="0.004cm" fo:padding-right="0.004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643cm" fo:min-width="3.10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.124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81cm" svg:stroke-color="#d72631" draw:marker-start-width="0.269cm" draw:marker-end-width="0.269cm" draw:stroke-linejoin="round" svg:stroke-linecap="square" draw:fill="none" fo:padding-top="0.04cm" fo:padding-bottom="0.04cm" fo:padding-left="0.04cm" fo:padding-right="0.04cm"/>
    </style:style>
    <style:style style:name="gr12" style:family="graphic" style:parent-style-name="standard">
      <style:graphic-properties draw:stroke="solid" svg:stroke-width="0.081cm" svg:stroke-color="#c003ba" draw:marker-start-width="0.269cm" draw:marker-end-width="0.269cm" draw:stroke-linejoin="round" svg:stroke-linecap="square" draw:fill="none" fo:padding-top="0.04cm" fo:padding-bottom="0.04cm" fo:padding-left="0.04cm" fo:padding-right="0.04cm"/>
    </style:style>
    <style:style style:name="gr13" style:family="graphic" style:parent-style-name="standard">
      <style:graphic-properties draw:stroke="solid" svg:stroke-width="0.081cm" svg:stroke-color="#077b8a" draw:marker-start-width="0.269cm" draw:marker-end-width="0.269cm" draw:stroke-linejoin="round" svg:stroke-linecap="square" draw:fill="none" fo:padding-top="0.04cm" fo:padding-bottom="0.04cm" fo:padding-left="0.04cm" fo:padding-right="0.04cm"/>
    </style:style>
    <style:style style:name="gr14" style:family="graphic" style:parent-style-name="standard">
      <style:graphic-properties draw:stroke="solid" svg:stroke-width="0.081cm" svg:stroke-color="#5c3c92" draw:marker-start-width="0.269cm" draw:marker-end-width="0.269cm" draw:stroke-linejoin="round" svg:stroke-linecap="square" draw:fill="none" fo:padding-top="0.04cm" fo:padding-bottom="0.04cm" fo:padding-left="0.04cm" fo:padding-right="0.04cm"/>
    </style:style>
    <style:style style:name="gr15" style:family="graphic" style:parent-style-name="standard">
      <style:graphic-properties draw:stroke="solid" svg:stroke-width="0.081cm" svg:stroke-color="#b91655" draw:marker-start-width="0.269cm" draw:marker-end-width="0.269cm" draw:stroke-linejoin="round" svg:stroke-linecap="square" draw:fill="none" fo:padding-top="0.04cm" fo:padding-bottom="0.04cm" fo:padding-left="0.04cm" fo:padding-right="0.04cm"/>
    </style:style>
    <style:style style:name="gr16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252cm" fo:min-width="2.995cm" fo:padding-top="0cm" fo:padding-bottom="0cm" fo:padding-left="0cm" fo:padding-right="0cm"/>
    </style:style>
    <style:style style:name="gr18" style:family="graphic" style:parent-style-name="standard">
      <style:graphic-properties draw:stroke="solid" svg:stroke-width="0.035cm" svg:stroke-color="#000000" svg:stroke-opacity="0%" draw:stroke-linejoin="round" svg:stroke-linecap="butt" draw:fill="none" fo:padding-top="0.017cm" fo:padding-bottom="0.017cm" fo:padding-left="0.017cm" fo:padding-right="0.017cm"/>
    </style:style>
    <style:style style:name="gr19" style:family="graphic" style:parent-style-name="objectwithoutfill">
      <style:graphic-properties svg:stroke-width="0.035cm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20" style:family="graphic" style:parent-style-name="standard">
      <style:graphic-properties draw:stroke="solid" svg:stroke-width="0.081cm" svg:stroke-color="#000000" draw:marker-start-width="0.269cm" draw:marker-end-width="0.269cm" svg:stroke-opacity="0%" draw:stroke-linejoin="round" svg:stroke-linecap="butt" draw:fill="none" fo:padding-top="0.04cm" fo:padding-bottom="0.04cm" fo:padding-left="0.04cm" fo:padding-right="0.04cm"/>
    </style:style>
    <style:style style:name="gr21" style:family="graphic" style:parent-style-name="standard">
      <style:graphic-properties draw:stroke="solid" svg:stroke-width="0.081cm" svg:stroke-color="#3b4d62" draw:marker-start-width="0.269cm" draw:marker-end-width="0.269cm" draw:stroke-linejoin="round" svg:stroke-linecap="square" draw:fill="none" fo:padding-top="0.04cm" fo:padding-bottom="0.04cm" fo:padding-left="0.04cm" fo:padding-right="0.0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65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65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578cm"/>
    </style:style>
    <style:style style:name="gr25" style:family="graphic" style:parent-style-name="standard">
      <style:graphic-properties svg:stroke-color="#077b8a" draw:fill-color="#077b8a" draw:textarea-horizontal-align="justify" draw:textarea-vertical-align="middle" draw:auto-grow-height="false" fo:min-height="0.36cm" fo:min-width="0.36cm"/>
    </style:style>
    <style:style style:name="gr26" style:family="graphic" style:parent-style-name="standard">
      <style:graphic-properties svg:stroke-color="#5c3c92" draw:fill-color="#5c3c92" draw:textarea-horizontal-align="justify" draw:textarea-vertical-align="middle" draw:auto-grow-height="false" fo:min-height="0.36cm" fo:min-width="0.36cm"/>
    </style:style>
    <style:style style:name="gr27" style:family="graphic" style:parent-style-name="standard">
      <style:graphic-properties svg:stroke-color="#b91655" draw:fill-color="#b91655" draw:textarea-horizontal-align="justify" draw:textarea-vertical-align="middle" draw:auto-grow-height="false" fo:min-height="0.36cm" fo:min-width="0.36cm"/>
    </style:style>
    <style:style style:name="gr28" style:family="graphic" style:parent-style-name="standard">
      <style:graphic-properties svg:stroke-color="#3b4d62" draw:fill-color="#3b4d62" draw:textarea-horizontal-align="justify" draw:textarea-vertical-align="middle" draw:auto-grow-height="false" fo:min-height="0.36cm" fo:min-width="0.36cm"/>
    </style:style>
    <style:style style:name="gr29" style:family="graphic" style:parent-style-name="standard">
      <style:graphic-properties svg:stroke-color="#c003ba" draw:fill-color="#c003ba" draw:textarea-horizontal-align="justify" draw:textarea-vertical-align="middle" draw:auto-grow-height="false" fo:min-height="0.36cm" fo:min-width="0.36cm"/>
    </style:style>
    <style:style style:name="gr30" style:family="graphic" style:parent-style-name="standard">
      <style:graphic-properties svg:stroke-color="#d72631" draw:fill-color="#d72631" draw:textarea-horizontal-align="justify" draw:textarea-vertical-align="middle" draw:auto-grow-height="false" fo:min-height="0.36cm" fo:min-width="0.36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start" style:writing-mode="lr-tb"/>
      <style:text-properties fo:font-size="30pt" style:font-size-asian="30pt" style:font-size-complex="3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P8" style:family="paragraph">
      <loext:graphic-properties draw:fill-color="#077b8a"/>
      <style:paragraph-properties fo:text-align="center"/>
    </style:style>
    <style:style style:name="P9" style:family="paragraph">
      <loext:graphic-properties draw:fill-color="#5c3c92"/>
      <style:paragraph-properties fo:text-align="center"/>
    </style:style>
    <style:style style:name="P10" style:family="paragraph">
      <loext:graphic-properties draw:fill-color="#b91655"/>
      <style:paragraph-properties fo:text-align="center"/>
    </style:style>
    <style:style style:name="P11" style:family="paragraph">
      <loext:graphic-properties draw:fill-color="#3b4d62"/>
      <style:paragraph-properties fo:text-align="center"/>
    </style:style>
    <style:style style:name="P12" style:family="paragraph">
      <loext:graphic-properties draw:fill-color="#c003ba"/>
      <style:paragraph-properties fo:text-align="center"/>
    </style:style>
    <style:style style:name="P13" style:family="paragraph">
      <loext:graphic-properties draw:fill-color="#d72631"/>
      <style:paragraph-properties fo:text-align="center"/>
    </style:style>
    <style:style style:name="T1" style:family="text">
      <style:text-properties fo:color="#000000" style:font-name="DejaVuSans" fo:font-size="20pt" style:font-size-asian="20pt" style:font-name-complex="DejaVuSans" style:font-size-complex="20pt"/>
    </style:style>
    <style:style style:name="T2" style:family="text">
      <style:text-properties fo:color="#000000" style:font-name="DejaVuSans" fo:font-size="30pt" style:font-size-asian="30pt" style:font-name-complex="DejaVuSans" style:font-size-complex="30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cm" svg:height="0.171cm" svg:x="5.546cm" svg:y="13.679cm" svg:viewBox="0 0 0 172" draw:points="0,0 0,172">
          <text:p/>
        </draw:polygon>
        <draw:line draw:style-name="gr2" draw:text-style-name="P2" draw:layer="layout" svg:x1="5.546cm" svg:y1="13.679cm" svg:x2="5.546cm" svg:y2="13.851cm">
          <text:p/>
        </draw:line>
        <draw:polygon draw:style-name="gr1" draw:text-style-name="P1" draw:layer="layout" svg:width="0cm" svg:height="0.171cm" svg:x="9.571cm" svg:y="13.679cm" svg:viewBox="0 0 0 172" draw:points="0,0 0,172">
          <text:p/>
        </draw:polygon>
        <draw:line draw:style-name="gr2" draw:text-style-name="P2" draw:layer="layout" svg:x1="9.571cm" svg:y1="13.679cm" svg:x2="9.571cm" svg:y2="13.851cm">
          <text:p/>
        </draw:line>
        <draw:frame draw:style-name="gr3" draw:text-style-name="P4" draw:layer="layout" svg:width="3.829cm" svg:height="0.822cm" svg:x="3.395cm" svg:y="14.107cm">
          <draw:text-box>
            <text:p text:style-name="P3"><text:span text:style-name="T1">N</text:span><text:span text:style-name="T1">o </text:span><text:span text:style-name="T1">H</text:span><text:span text:style-name="T1">a</text:span><text:span text:style-name="T1">p</text:span><text:span text:style-name="T1">ti</text:span><text:span text:style-name="T1">c</text:span><text:span text:style-name="T1">s</text:span></text:p>
          </draw:text-box>
        </draw:frame>
        <draw:polygon draw:style-name="gr1" draw:text-style-name="P1" draw:layer="layout" svg:width="0cm" svg:height="0.171cm" svg:x="13.597cm" svg:y="13.679cm" svg:viewBox="0 0 0 172" draw:points="0,0 0,172">
          <text:p/>
        </draw:polygon>
        <draw:line draw:style-name="gr2" draw:text-style-name="P2" draw:layer="layout" svg:x1="13.597cm" svg:y1="13.679cm" svg:x2="13.597cm" svg:y2="13.851cm">
          <text:p/>
        </draw:line>
        <draw:frame draw:style-name="gr4" draw:text-style-name="P4" draw:layer="layout" svg:width="2.644cm" svg:height="0.822cm" svg:x="7.931cm" svg:y="14.078cm">
          <draw:text-box>
            <text:p text:style-name="P3"><text:span text:style-name="T1">H</text:span><text:span text:style-name="T1">a</text:span><text:span text:style-name="T1">p</text:span><text:span text:style-name="T1">ti</text:span><text:span text:style-name="T1">c</text:span><text:span text:style-name="T1">s</text:span></text:p>
          </draw:text-box>
        </draw:frame>
        <draw:polygon draw:style-name="gr1" draw:text-style-name="P1" draw:layer="layout" svg:width="0cm" svg:height="0.171cm" svg:x="17.622cm" svg:y="13.679cm" svg:viewBox="0 0 0 172" draw:points="0,0 0,172">
          <text:p/>
        </draw:polygon>
        <draw:line draw:style-name="gr2" draw:text-style-name="P2" draw:layer="layout" svg:x1="17.622cm" svg:y1="13.679cm" svg:x2="17.622cm" svg:y2="13.851cm">
          <text:p/>
        </draw:line>
        <draw:frame draw:style-name="gr5" draw:text-style-name="P4" draw:layer="layout" svg:width="4.286cm" svg:height="0.822cm" svg:x="11.189cm" svg:y="14.124cm">
          <draw:text-box>
            <text:p text:style-name="P3"><text:span text:style-name="T1">No Obstacle</text:span></text:p>
          </draw:text-box>
        </draw:frame>
        <draw:polygon draw:style-name="gr1" draw:text-style-name="P1" draw:layer="layout" svg:width="0cm" svg:height="0.171cm" svg:x="21.646cm" svg:y="13.679cm" svg:viewBox="0 0 0 172" draw:points="0,0 0,172">
          <text:p/>
        </draw:polygon>
        <draw:line draw:style-name="gr2" draw:text-style-name="P2" draw:layer="layout" svg:x1="21.646cm" svg:y1="13.679cm" svg:x2="21.646cm" svg:y2="13.851cm">
          <text:p/>
        </draw:line>
        <draw:frame draw:style-name="gr6" draw:text-style-name="P4" draw:layer="layout" svg:width="3.101cm" svg:height="0.822cm" svg:x="15.816cm" svg:y="14.107cm">
          <draw:text-box>
            <text:p text:style-name="P3"><text:span text:style-name="T1">Obstacle</text:span></text:p>
          </draw:text-box>
        </draw:frame>
        <draw:polygon draw:style-name="gr1" draw:text-style-name="P1" draw:layer="layout" svg:width="0cm" svg:height="0.171cm" svg:x="25.671cm" svg:y="13.679cm" svg:viewBox="0 0 0 172" draw:points="0,0 0,172">
          <text:p/>
        </draw:polygon>
        <draw:line draw:style-name="gr2" draw:text-style-name="P2" draw:layer="layout" svg:x1="25.671cm" svg:y1="13.679cm" svg:x2="25.671cm" svg:y2="13.851cm">
          <text:p/>
        </draw:line>
        <draw:frame draw:style-name="gr7" draw:text-style-name="P4" draw:layer="layout" svg:width="4.286cm" svg:height="1.643cm" svg:x="19.21cm" svg:y="14.107cm">
          <draw:text-box>
            <text:p text:style-name="P3"><text:span text:style-name="T1">No Haptics</text:span></text:p>
            <text:p text:style-name="P3"><text:span text:style-name="T1">No Obstacle</text:span></text:p>
          </draw:text-box>
        </draw:frame>
        <draw:line draw:style-name="gr8" draw:text-style-name="P2" draw:layer="layout" svg:x1="3.535cm" svg:y1="13.679cm" svg:x2="27.684cm" svg:y2="13.679cm">
          <text:p/>
        </draw:line>
        <draw:polygon draw:style-name="gr1" draw:text-style-name="P1" draw:layer="layout" svg:width="0.237cm" svg:height="0cm" svg:x="3.298cm" svg:y="13.679cm" svg:viewBox="0 0 238 0" draw:points="238,0 0,0">
          <text:p/>
        </draw:polygon>
        <draw:line draw:style-name="gr2" draw:text-style-name="P2" draw:layer="layout" svg:x1="3.536cm" svg:y1="13.679cm" svg:x2="3.298cm" svg:y2="13.679cm">
          <text:p/>
        </draw:line>
        <draw:frame draw:style-name="gr9" draw:text-style-name="P4" draw:layer="layout" svg:width="3.101cm" svg:height="1.643cm" svg:x="24.077cm" svg:y="14.107cm">
          <draw:text-box>
            <text:p text:style-name="P3"><text:span text:style-name="T1">Haptics </text:span></text:p>
            <text:p text:style-name="P3"><text:span text:style-name="T1">Obstacle</text:span></text:p>
          </draw:text-box>
        </draw:frame>
        <draw:line draw:style-name="gr8" draw:text-style-name="P2" draw:layer="layout" svg:x1="3.535cm" svg:y1="11.504cm" svg:x2="27.684cm" svg:y2="11.504cm">
          <text:p/>
        </draw:line>
        <draw:polygon draw:style-name="gr1" draw:text-style-name="P1" draw:layer="layout" svg:width="0.237cm" svg:height="0cm" svg:x="3.298cm" svg:y="11.504cm" svg:viewBox="0 0 238 0" draw:points="238,0 0,0">
          <text:p/>
        </draw:polygon>
        <draw:line draw:style-name="gr2" draw:text-style-name="P2" draw:layer="layout" svg:x1="3.536cm" svg:y1="11.504cm" svg:x2="3.298cm" svg:y2="11.504cm">
          <text:p/>
        </draw:line>
        <draw:frame draw:style-name="gr10" draw:text-style-name="P4" draw:layer="layout" svg:width="1.124cm" svg:height="0.822cm" svg:x="1.987cm" svg:y="13.41cm">
          <draw:text-box>
            <text:p text:style-name="P3"><text:span text:style-name="T1">1.0</text:span></text:p>
          </draw:text-box>
        </draw:frame>
        <draw:line draw:style-name="gr8" draw:text-style-name="P2" draw:layer="layout" svg:x1="3.535cm" svg:y1="9.328cm" svg:x2="27.684cm" svg:y2="9.328cm">
          <text:p/>
        </draw:line>
        <draw:polygon draw:style-name="gr1" draw:text-style-name="P1" draw:layer="layout" svg:width="0.237cm" svg:height="0cm" svg:x="3.298cm" svg:y="9.328cm" svg:viewBox="0 0 238 0" draw:points="238,0 0,0">
          <text:p/>
        </draw:polygon>
        <draw:line draw:style-name="gr2" draw:text-style-name="P2" draw:layer="layout" svg:x1="3.536cm" svg:y1="9.328cm" svg:x2="3.298cm" svg:y2="9.328cm">
          <text:p/>
        </draw:line>
        <draw:frame draw:style-name="gr10" draw:text-style-name="P4" draw:layer="layout" svg:width="1.124cm" svg:height="0.822cm" svg:x="1.987cm" svg:y="11.236cm">
          <draw:text-box>
            <text:p text:style-name="P3"><text:span text:style-name="T1">1.5</text:span></text:p>
          </draw:text-box>
        </draw:frame>
        <draw:line draw:style-name="gr8" draw:text-style-name="P2" draw:layer="layout" svg:x1="3.535cm" svg:y1="7.152cm" svg:x2="27.684cm" svg:y2="7.152cm">
          <text:p/>
        </draw:line>
        <draw:polygon draw:style-name="gr1" draw:text-style-name="P1" draw:layer="layout" svg:width="0.237cm" svg:height="0cm" svg:x="3.298cm" svg:y="7.152cm" svg:viewBox="0 0 238 0" draw:points="238,0 0,0">
          <text:p/>
        </draw:polygon>
        <draw:line draw:style-name="gr2" draw:text-style-name="P2" draw:layer="layout" svg:x1="3.536cm" svg:y1="7.152cm" svg:x2="3.298cm" svg:y2="7.152cm">
          <text:p/>
        </draw:line>
        <draw:frame draw:style-name="gr10" draw:text-style-name="P4" draw:layer="layout" svg:width="1.124cm" svg:height="0.822cm" svg:x="1.987cm" svg:y="9.059cm">
          <draw:text-box>
            <text:p text:style-name="P3"><text:span text:style-name="T1">2.0</text:span></text:p>
          </draw:text-box>
        </draw:frame>
        <draw:line draw:style-name="gr8" draw:text-style-name="P2" draw:layer="layout" svg:x1="3.535cm" svg:y1="4.978cm" svg:x2="27.684cm" svg:y2="4.978cm">
          <text:p/>
        </draw:line>
        <draw:polygon draw:style-name="gr1" draw:text-style-name="P1" draw:layer="layout" svg:width="0.237cm" svg:height="0cm" svg:x="3.298cm" svg:y="4.978cm" svg:viewBox="0 0 238 0" draw:points="238,0 0,0">
          <text:p/>
        </draw:polygon>
        <draw:line draw:style-name="gr2" draw:text-style-name="P2" draw:layer="layout" svg:x1="3.536cm" svg:y1="4.978cm" svg:x2="3.298cm" svg:y2="4.978cm">
          <text:p/>
        </draw:line>
        <draw:frame draw:style-name="gr10" draw:text-style-name="P4" draw:layer="layout" svg:width="1.124cm" svg:height="0.822cm" svg:x="1.987cm" svg:y="6.885cm">
          <draw:text-box>
            <text:p text:style-name="P3"><text:span text:style-name="T1">2.5</text:span></text:p>
          </draw:text-box>
        </draw:frame>
        <draw:line draw:style-name="gr8" draw:text-style-name="P2" draw:layer="layout" svg:x1="3.535cm" svg:y1="2.802cm" svg:x2="27.684cm" svg:y2="2.802cm">
          <text:p/>
        </draw:line>
        <draw:polygon draw:style-name="gr1" draw:text-style-name="P1" draw:layer="layout" svg:width="0.237cm" svg:height="0cm" svg:x="3.298cm" svg:y="2.802cm" svg:viewBox="0 0 238 0" draw:points="238,0 0,0">
          <text:p/>
        </draw:polygon>
        <draw:line draw:style-name="gr2" draw:text-style-name="P2" draw:layer="layout" svg:x1="3.536cm" svg:y1="2.802cm" svg:x2="3.298cm" svg:y2="2.802cm">
          <text:p/>
        </draw:line>
        <draw:frame draw:style-name="gr10" draw:text-style-name="P4" draw:layer="layout" svg:width="1.124cm" svg:height="0.822cm" svg:x="1.987cm" svg:y="4.711cm">
          <draw:text-box>
            <text:p text:style-name="P3"><text:span text:style-name="T1">3.0</text:span></text:p>
          </draw:text-box>
        </draw:frame>
        <draw:line draw:style-name="gr8" draw:text-style-name="P2" draw:layer="layout" svg:x1="3.535cm" svg:y1="0.627cm" svg:x2="27.684cm" svg:y2="0.627cm">
          <text:p/>
        </draw:line>
        <draw:polygon draw:style-name="gr1" draw:text-style-name="P1" draw:layer="layout" svg:width="0.237cm" svg:height="0cm" svg:x="3.298cm" svg:y="0.627cm" svg:viewBox="0 0 238 0" draw:points="238,0 0,0">
          <text:p/>
        </draw:polygon>
        <draw:line draw:style-name="gr2" draw:text-style-name="P2" draw:layer="layout" svg:x1="3.536cm" svg:y1="0.627cm" svg:x2="3.298cm" svg:y2="0.627cm">
          <text:p/>
        </draw:line>
        <draw:frame draw:style-name="gr10" draw:text-style-name="P4" draw:layer="layout" svg:width="1.124cm" svg:height="0.822cm" svg:x="1.987cm" svg:y="2.533cm">
          <draw:text-box>
            <text:p text:style-name="P3"><text:span text:style-name="T1">3.5</text:span></text:p>
          </draw:text-box>
        </draw:frame>
        <draw:frame draw:style-name="gr10" draw:text-style-name="P4" draw:layer="layout" svg:width="1.124cm" svg:height="0.822cm" svg:x="1.987cm" svg:y="0.359cm">
          <draw:text-box>
            <text:p text:style-name="P3"><text:span text:style-name="T1">4.0</text:span></text:p>
          </draw:text-box>
        </draw:frame>
        <draw:polygon draw:style-name="gr11" draw:text-style-name="P2" draw:layer="layout" svg:width="2.014cm" svg:height="2.96cm" svg:x="4.54cm" svg:y="7.205cm" svg:viewBox="0 0 2015 2961" draw:points="0,2961 2015,2961 2015,0 0,0">
          <text:p/>
        </draw:polygon>
        <draw:line draw:style-name="gr11" draw:text-style-name="P2" draw:layer="layout" svg:x1="5.546cm" svg:y1="10.165cm" svg:x2="5.546cm" svg:y2="12.22cm">
          <text:p/>
        </draw:line>
        <draw:line draw:style-name="gr11" draw:text-style-name="P2" draw:layer="layout" svg:x1="5.546cm" svg:y1="7.205cm" svg:x2="5.546cm" svg:y2="2.881cm">
          <text:p/>
        </draw:line>
        <draw:line draw:style-name="gr11" draw:text-style-name="P2" draw:layer="layout" svg:x1="5.044cm" svg:y1="12.22cm" svg:x2="6.05cm" svg:y2="12.22cm">
          <text:p/>
        </draw:line>
        <draw:line draw:style-name="gr11" draw:text-style-name="P2" draw:layer="layout" svg:x1="5.044cm" svg:y1="2.881cm" svg:x2="6.05cm" svg:y2="2.881cm">
          <text:p/>
        </draw:line>
        <draw:polygon draw:style-name="gr12" draw:text-style-name="P2" draw:layer="layout" svg:width="2.014cm" svg:height="1.509cm" svg:x="8.565cm" svg:y="7.366cm" svg:viewBox="0 0 2015 1510" draw:points="0,1510 2015,1510 2015,0 0,0">
          <text:p/>
        </draw:polygon>
        <draw:line draw:style-name="gr12" draw:text-style-name="P2" draw:layer="layout" svg:x1="9.571cm" svg:y1="8.875cm" svg:x2="9.571cm" svg:y2="11.068cm">
          <text:p/>
        </draw:line>
        <draw:line draw:style-name="gr12" draw:text-style-name="P2" draw:layer="layout" svg:x1="9.571cm" svg:y1="7.366cm" svg:x2="9.571cm" svg:y2="5.834cm">
          <text:p/>
        </draw:line>
        <draw:line draw:style-name="gr12" draw:text-style-name="P2" draw:layer="layout" svg:x1="9.069cm" svg:y1="11.067cm" svg:x2="10.075cm" svg:y2="11.067cm">
          <text:p/>
        </draw:line>
        <draw:line draw:style-name="gr12" draw:text-style-name="P2" draw:layer="layout" svg:x1="9.069cm" svg:y1="5.834cm" svg:x2="10.075cm" svg:y2="5.834cm">
          <text:p/>
        </draw:line>
        <draw:polygon draw:style-name="gr13" draw:text-style-name="P2" draw:layer="layout" svg:width="2.014cm" svg:height="3.127cm" svg:x="12.591cm" svg:y="7.09cm" svg:viewBox="0 0 2015 3128" draw:points="0,3128 2015,3128 2015,0 0,0">
          <text:p/>
        </draw:polygon>
        <draw:line draw:style-name="gr13" draw:text-style-name="P2" draw:layer="layout" svg:x1="13.597cm" svg:y1="10.217cm" svg:x2="13.597cm" svg:y2="12.22cm">
          <text:p/>
        </draw:line>
        <draw:line draw:style-name="gr13" draw:text-style-name="P2" draw:layer="layout" svg:x1="13.597cm" svg:y1="7.09cm" svg:x2="13.597cm" svg:y2="2.881cm">
          <text:p/>
        </draw:line>
        <draw:line draw:style-name="gr13" draw:text-style-name="P2" draw:layer="layout" svg:x1="13.093cm" svg:y1="12.22cm" svg:x2="14.099cm" svg:y2="12.22cm">
          <text:p/>
        </draw:line>
        <draw:polygon draw:style-name="gr14" draw:text-style-name="P2" draw:layer="layout" svg:width="2.014cm" svg:height="1.797cm" svg:x="16.616cm" svg:y="7.205cm" svg:viewBox="0 0 2015 1798" draw:points="0,1798 2015,1798 2015,0 0,0">
          <text:p/>
        </draw:polygon>
        <draw:line draw:style-name="gr14" draw:text-style-name="P2" draw:layer="layout" svg:x1="17.622cm" svg:y1="9.001cm" svg:x2="17.622cm" svg:y2="11.499cm">
          <text:p/>
        </draw:line>
        <draw:line draw:style-name="gr14" draw:text-style-name="P2" draw:layer="layout" svg:x1="17.622cm" svg:y1="7.205cm" svg:x2="17.622cm" svg:y2="5.834cm">
          <text:p/>
        </draw:line>
        <draw:line draw:style-name="gr14" draw:text-style-name="P2" draw:layer="layout" svg:x1="17.118cm" svg:y1="11.5cm" svg:x2="18.124cm" svg:y2="11.5cm">
          <text:p/>
        </draw:line>
        <draw:line draw:style-name="gr14" draw:text-style-name="P2" draw:layer="layout" svg:x1="17.118cm" svg:y1="5.834cm" svg:x2="18.124cm" svg:y2="5.834cm">
          <text:p/>
        </draw:line>
        <draw:polygon draw:style-name="gr15" draw:text-style-name="P2" draw:layer="layout" svg:width="2.014cm" svg:height="2.164cm" svg:x="20.64cm" svg:y="7.964cm" svg:viewBox="0 0 2015 2165" draw:points="0,2165 2015,2165 2015,0 0,0">
          <text:p/>
        </draw:polygon>
        <draw:line draw:style-name="gr15" draw:text-style-name="P2" draw:layer="layout" svg:x1="21.646cm" svg:y1="10.128cm" svg:x2="21.646cm" svg:y2="11.596cm">
          <text:p/>
        </draw:line>
        <draw:line draw:style-name="gr15" draw:text-style-name="P2" draw:layer="layout" svg:x1="21.646cm" svg:y1="7.965cm" svg:x2="21.646cm" svg:y2="4.846cm">
          <text:p/>
        </draw:line>
        <draw:line draw:style-name="gr15" draw:text-style-name="P2" draw:layer="layout" svg:x1="21.144cm" svg:y1="11.596cm" svg:x2="22.15cm" svg:y2="11.596cm">
          <text:p/>
        </draw:line>
        <draw:line draw:style-name="gr15" draw:text-style-name="P2" draw:layer="layout" svg:x1="21.144cm" svg:y1="4.846cm" svg:x2="22.15cm" svg:y2="4.846cm">
          <text:p/>
        </draw:line>
        <draw:line draw:style-name="gr11" draw:text-style-name="P2" draw:layer="layout" svg:x1="4.54cm" svg:y1="8.276cm" svg:x2="6.553cm" svg:y2="8.276cm">
          <text:p/>
        </draw:line>
        <draw:line draw:style-name="gr12" draw:text-style-name="P2" draw:layer="layout" svg:x1="8.565cm" svg:y1="8.589cm" svg:x2="10.578cm" svg:y2="8.589cm">
          <text:p/>
        </draw:line>
        <draw:line draw:style-name="gr13" draw:text-style-name="P2" draw:layer="layout" svg:x1="12.591cm" svg:y1="8.538cm" svg:x2="14.604cm" svg:y2="8.538cm">
          <text:p/>
        </draw:line>
        <draw:line draw:style-name="gr14" draw:text-style-name="P2" draw:layer="layout" svg:x1="16.616cm" svg:y1="8.476cm" svg:x2="18.629cm" svg:y2="8.476cm">
          <text:p/>
        </draw:line>
        <draw:line draw:style-name="gr15" draw:text-style-name="P2" draw:layer="layout" svg:x1="20.64cm" svg:y1="8.538cm" svg:x2="22.653cm" svg:y2="8.538cm">
          <text:p/>
        </draw:line>
        <draw:line draw:style-name="gr16" draw:text-style-name="P2" draw:layer="layout" svg:x1="3.535cm" svg:y1="13.679cm" svg:x2="27.684cm" svg:y2="13.679cm">
          <text:p/>
        </draw:line>
        <draw:frame draw:style-name="gr17" draw:text-style-name="P5" draw:layer="layout" svg:width="2.995cm" svg:height="1.252cm" draw:transform="rotate (1.5707963267949) translate (0.399cm 8.739cm)">
          <draw:text-box>
            <text:p text:style-name="P3"><text:span text:style-name="T2">RMSE</text:span></text:p>
          </draw:text-box>
        </draw:frame>
        <draw:path draw:style-name="gr18" draw:text-style-name="P2" draw:layer="layout" svg:width="0.173cm" svg:height="0.131cm" svg:x="9.478cm" svg:y="2.137cm" svg:viewBox="0 0 174 132" svg:d="M86 132c23 0 46-7 64-19 17-12 24-30 24-46 0-18-7-35-24-48-18-12-41-19-64-19s-44 7-61 19c-15 13-25 30-25 48 0 16 10 34 25 46 17 12 38 19 61 19z">
          <text:p/>
        </draw:path>
        <draw:path draw:style-name="gr18" draw:text-style-name="P2" draw:layer="layout" svg:width="0.173cm" svg:height="0.131cm" svg:x="4.846cm" svg:y="2.137cm" svg:viewBox="0 0 174 132" svg:d="M88 132c23 0 44-7 62-19 17-12 24-30 24-46 0-18-7-35-24-48-18-12-39-19-62-19-25 0-46 7-63 19-15 13-25 30-25 48 0 16 10 34 25 46 17 12 38 19 63 19z">
          <text:p/>
        </draw:path>
        <draw:line draw:style-name="gr19" draw:text-style-name="P6" draw:layer="layout" svg:x1="4.022cm" svg:y1="2.125cm" svg:x2="10.595cm" svg:y2="2.125cm">
          <text:p/>
        </draw:line>
        <draw:line draw:style-name="gr19" draw:text-style-name="P6" draw:layer="layout" svg:x1="4.022cm" svg:y1="2.125cm" svg:x2="4.022cm" svg:y2="2.758cm">
          <text:p/>
        </draw:line>
        <draw:line draw:style-name="gr19" draw:text-style-name="P6" draw:layer="layout" svg:x1="10.595cm" svg:y1="2.125cm" svg:x2="10.595cm" svg:y2="2.758cm">
          <text:p/>
        </draw:line>
        <draw:path draw:style-name="gr18" draw:text-style-name="P2" draw:layer="layout" svg:width="0.173cm" svg:height="0.131cm" svg:x="9.479cm" svg:y="2.137cm" svg:viewBox="0 0 174 132" svg:d="M86 132c23 0 46-7 64-19 17-12 24-30 24-46 0-18-7-35-24-48-18-12-41-19-64-19s-44 7-61 19c-15 13-25 30-25 48 0 16 10 34 25 46 17 12 38 19 61 19z">
          <text:p/>
        </draw:path>
        <draw:path draw:style-name="gr18" draw:text-style-name="P2" draw:layer="layout" svg:width="0.173cm" svg:height="0.131cm" svg:x="9.478cm" svg:y="2.137cm" svg:viewBox="0 0 174 132" svg:d="M86 132c23 0 46-7 64-19 17-12 24-30 24-46 0-18-7-35-24-48-18-12-41-19-64-19s-44 7-61 19c-15 13-25 30-25 48 0 16 10 34 25 46 17 12 38 19 61 19z">
          <text:p/>
        </draw:path>
        <draw:path draw:style-name="gr18" draw:text-style-name="P2" draw:layer="layout" svg:width="0.173cm" svg:height="0.131cm" svg:x="9.479cm" svg:y="2.137cm" svg:viewBox="0 0 174 132" svg:d="M86 132c23 0 46-7 64-19 17-12 24-30 24-46 0-18-7-35-24-48-18-12-41-19-64-19s-44 7-61 19c-15 13-25 30-25 48 0 16 10 34 25 46 17 12 38 19 61 19z">
          <text:p/>
        </draw:path>
        <draw:path draw:style-name="gr18" draw:text-style-name="P2" draw:layer="layout" svg:width="0.173cm" svg:height="0.131cm" svg:x="17.511cm" svg:y="2.137cm" svg:viewBox="0 0 174 132" svg:d="M86 132c23 0 46-7 64-19 17-12 24-30 24-46 0-18-7-35-24-48-18-12-41-19-64-19s-44 7-61 19c-15 13-25 30-25 48 0 16 10 34 25 46 17 12 38 19 61 19z">
          <text:p/>
        </draw:path>
        <draw:path draw:style-name="gr18" draw:text-style-name="P2" draw:layer="layout" svg:width="0.173cm" svg:height="0.131cm" svg:x="12.88cm" svg:y="2.137cm" svg:viewBox="0 0 174 132" svg:d="M88 132c23 0 44-7 62-19 17-12 24-30 24-46 0-18-7-35-24-48-18-12-39-19-62-19-25 0-46 7-63 19-15 13-25 30-25 48 0 16 10 34 25 46 17 12 38 19 63 19z">
          <text:p/>
        </draw:path>
        <draw:line draw:style-name="gr19" draw:text-style-name="P6" draw:layer="layout" svg:x1="12.056cm" svg:y1="2.125cm" svg:x2="18.629cm" svg:y2="2.125cm">
          <text:p/>
        </draw:line>
        <draw:line draw:style-name="gr19" draw:text-style-name="P6" draw:layer="layout" svg:x1="12.056cm" svg:y1="2.125cm" svg:x2="12.056cm" svg:y2="2.758cm">
          <text:p/>
        </draw:line>
        <draw:line draw:style-name="gr19" draw:text-style-name="P6" draw:layer="layout" svg:x1="18.629cm" svg:y1="2.125cm" svg:x2="18.629cm" svg:y2="2.758cm">
          <text:p/>
        </draw:line>
        <draw:path draw:style-name="gr18" draw:text-style-name="P2" draw:layer="layout" svg:width="0.173cm" svg:height="0.131cm" svg:x="17.513cm" svg:y="2.137cm" svg:viewBox="0 0 174 132" svg:d="M86 132c23 0 46-7 64-19 17-12 24-30 24-46 0-18-7-35-24-48-18-12-41-19-64-19s-44 7-61 19c-15 13-25 30-25 48 0 16 10 34 25 46 17 12 38 19 61 19z">
          <text:p/>
        </draw:path>
        <draw:path draw:style-name="gr18" draw:text-style-name="P2" draw:layer="layout" svg:width="0.173cm" svg:height="0.131cm" svg:x="17.511cm" svg:y="2.137cm" svg:viewBox="0 0 174 132" svg:d="M86 132c23 0 46-7 64-19 17-12 24-30 24-46 0-18-7-35-24-48-18-12-41-19-64-19s-44 7-61 19c-15 13-25 30-25 48 0 16 10 34 25 46 17 12 38 19 61 19z">
          <text:p/>
        </draw:path>
        <draw:path draw:style-name="gr18" draw:text-style-name="P2" draw:layer="layout" svg:width="0.173cm" svg:height="0.131cm" svg:x="17.513cm" svg:y="2.137cm" svg:viewBox="0 0 174 132" svg:d="M86 132c23 0 46-7 64-19 17-12 24-30 24-46 0-18-7-35-24-48-18-12-41-19-64-19s-44 7-61 19c-15 13-25 30-25 48 0 16 10 34 25 46 17 12 38 19 61 19z">
          <text:p/>
        </draw:path>
        <draw:path draw:style-name="gr20" draw:text-style-name="P2" draw:layer="layout" svg:width="0.141cm" svg:height="0.089cm" svg:x="25.514cm" svg:y="5.074cm" svg:viewBox="0 0 142 90" svg:d="M71 90c17 0 36-4 50-12 13-8 21-21 21-32 0-13-8-24-21-32-14-10-33-14-50-14-19 0-36 4-50 14-13 8-21 19-21 32 0 11 8 24 21 32 14 8 31 12 50 12z">
          <text:p/>
        </draw:path>
        <draw:path draw:style-name="gr18" draw:text-style-name="P2" draw:layer="layout" svg:width="0.173cm" svg:height="0.131cm" svg:x="21.157cm" svg:y="2.137cm" svg:viewBox="0 0 174 132" svg:d="M88 132c23 0 44-7 62-19 17-12 24-30 24-46 0-18-7-35-24-48-18-12-39-19-62-19-25 0-46 7-63 19-15 13-25 30-25 48 0 16 10 34 25 46 17 12 38 19 63 19z">
          <text:p/>
        </draw:path>
        <draw:line draw:style-name="gr19" draw:text-style-name="P6" draw:layer="layout" svg:x1="20.333cm" svg:y1="2.125cm" svg:x2="26.906cm" svg:y2="2.125cm">
          <text:p/>
        </draw:line>
        <draw:line draw:style-name="gr19" draw:text-style-name="P6" draw:layer="layout" svg:x1="20.333cm" svg:y1="2.125cm" svg:x2="20.333cm" svg:y2="2.758cm">
          <text:p/>
        </draw:line>
        <draw:path draw:style-name="gr20" draw:text-style-name="P2" draw:layer="layout" svg:width="0.141cm" svg:height="0.089cm" svg:x="25.514cm" svg:y="5.074cm" svg:viewBox="0 0 142 90" svg:d="M71 90c17 0 36-4 50-12 13-8 21-21 21-32 0-13-8-24-21-32-14-10-33-14-50-14-19 0-36 4-50 14-13 8-21 19-21 32 0 11 8 24 21 32 14 8 31 12 50 12z">
          <text:p/>
        </draw:path>
        <draw:path draw:style-name="gr20" draw:text-style-name="P2" draw:layer="layout" svg:width="0.141cm" svg:height="0.089cm" svg:x="25.514cm" svg:y="5.074cm" svg:viewBox="0 0 142 90" svg:d="M71 90c17 0 36-4 50-12 13-8 21-21 21-32 0-13-8-24-21-32-14-10-33-14-50-14-19 0-36 4-50 14-13 8-21 19-21 32 0 11 8 24 21 32 14 8 31 12 50 12z">
          <text:p/>
        </draw:path>
        <draw:path draw:style-name="gr20" draw:text-style-name="P2" draw:layer="layout" svg:width="0.141cm" svg:height="0.089cm" svg:x="25.514cm" svg:y="5.074cm" svg:viewBox="0 0 142 90" svg:d="M71 90c17 0 36-4 50-12 13-8 21-21 21-32 0-13-8-24-21-32-14-10-33-14-50-14-19 0-36 4-50 14-13 8-21 19-21 32 0 11 8 24 21 32 14 8 31 12 50 12z">
          <text:p/>
        </draw:path>
        <draw:polygon draw:style-name="gr21" draw:text-style-name="P2" draw:layer="layout" svg:width="1.947cm" svg:height="2.269cm" svg:x="24.471cm" svg:y="6.513cm" svg:viewBox="0 0 1948 2270" draw:points="0,2270 1948,2270 1948,0 0,0">
          <text:p/>
        </draw:polygon>
        <draw:line draw:style-name="gr21" draw:text-style-name="P2" draw:layer="layout" svg:x1="25.445cm" svg:y1="8.783cm" svg:x2="25.445cm" svg:y2="11.483cm">
          <text:p/>
        </draw:line>
        <draw:line draw:style-name="gr21" draw:text-style-name="P2" draw:layer="layout" svg:x1="25.445cm" svg:y1="6.512cm" svg:x2="25.445cm" svg:y2="3.537cm">
          <text:p/>
        </draw:line>
        <draw:line draw:style-name="gr21" draw:text-style-name="P2" draw:layer="layout" svg:x1="24.958cm" svg:y1="11.483cm" svg:x2="25.932cm" svg:y2="11.483cm">
          <text:p/>
        </draw:line>
        <draw:line draw:style-name="gr21" draw:text-style-name="P2" draw:layer="layout" svg:x1="24.958cm" svg:y1="3.537cm" svg:x2="25.932cm" svg:y2="3.537cm">
          <text:p/>
        </draw:line>
        <draw:line draw:style-name="gr21" draw:text-style-name="P2" draw:layer="layout" svg:x1="24.471cm" svg:y1="8.614cm" svg:x2="26.417cm" svg:y2="8.614cm">
          <text:p/>
        </draw:line>
        <draw:line draw:style-name="gr19" draw:text-style-name="P6" draw:layer="measurelines" svg:x1="26.906cm" svg:y1="2.125cm" svg:x2="26.906cm" svg:y2="2.125cm">
          <text:p/>
        </draw:line>
        <draw:line draw:style-name="gr19" draw:text-style-name="P6" draw:layer="measurelines" svg:x1="26.906cm" svg:y1="2.125cm" svg:x2="26.906cm" svg:y2="2.76cm">
          <text:p/>
        </draw:line>
        <draw:frame draw:style-name="gr22" draw:text-style-name="P7" draw:layer="measurelines" svg:width="3.655cm" svg:height="1.017cm" svg:x="5.969cm" svg:y="1.142cm">
          <draw:text-box>
            <text:p><text:span text:style-name="T3">P=0.34</text:span></text:p>
          </draw:text-box>
        </draw:frame>
        <draw:frame draw:style-name="gr23" draw:text-style-name="P7" draw:layer="measurelines" svg:width="3.656cm" svg:height="1.017cm" svg:x="22.004cm" svg:y="1.136cm">
          <draw:text-box>
            <text:p><text:span text:style-name="T3">P=0.22</text:span></text:p>
          </draw:text-box>
        </draw:frame>
        <draw:frame draw:style-name="gr24" draw:text-style-name="P7" draw:layer="measurelines" svg:width="5.578cm" svg:height="1.017cm" svg:x="13.726cm" svg:y="1.142cm">
          <draw:text-box>
            <text:p><text:span text:style-name="T3">P=0.69</text:span></text:p>
          </draw:text-box>
        </draw:frame>
        <draw:line draw:style-name="gr13" draw:text-style-name="P2" draw:layer="layout" svg:x1="13.081cm" svg:y1="2.87cm" svg:x2="14.087cm" svg:y2="2.87cm">
          <text:p/>
        </draw:line>
        <draw:custom-shape draw:style-name="gr25" draw:text-style-name="P8" draw:layer="layout" svg:width="0.508cm" svg:height="0.508cm" svg:x="13.335cm" svg:y="7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9" draw:layer="layout" svg:width="0.508cm" svg:height="0.508cm" svg:x="17.37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0.508cm" svg:height="0.508cm" svg:x="21.387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508cm" svg:height="0.508cm" svg:x="25.146cm" svg:y="7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draw:layer="layout" svg:width="0.508cm" svg:height="0.508cm" svg:x="9.322cm" svg:y="7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draw:layer="layout" svg:width="0.508cm" svg:height="0.508cm" svg:x="5.283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9-19T21:37:53.344724384</dc:date>
    <meta:editing-duration>PT32M38S</meta:editing-duration>
    <meta:editing-cycles>7</meta:editing-cycles>
    <meta:generator>LibreOffice/6.0.7.3$Linux_X86_64 LibreOffice_project/00m0$Build-3</meta:generator>
    <meta:document-statistic meta:object-count="118"/>
  </office:meta>
</office:document-meta>
</file>